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rsid="000dc10f" officeooo:paragraph-rsid="000dc10f"/>
    </style:style>
    <style:style style:name="P2" style:family="paragraph" style:parent-style-name="Standard">
      <style:text-properties officeooo:rsid="00104787" officeooo:paragraph-rsid="00104787"/>
    </style:style>
    <style:style style:name="P3" style:family="paragraph" style:parent-style-name="Standard">
      <style:text-properties officeooo:rsid="0013a0bb" officeooo:paragraph-rsid="0013a0bb"/>
    </style:style>
    <style:style style:name="P4" style:family="paragraph" style:parent-style-name="Standard">
      <style:text-properties officeooo:rsid="001549cf" officeooo:paragraph-rsid="001549cf"/>
    </style:style>
    <style:style style:name="P5" style:family="paragraph" style:parent-style-name="Standard">
      <style:text-properties officeooo:rsid="0016b30a" officeooo:paragraph-rsid="0016b30a"/>
    </style:style>
    <style:style style:name="P6" style:family="paragraph" style:parent-style-name="Standard">
      <style:text-properties officeooo:rsid="00182645" officeooo:paragraph-rsid="00182645"/>
    </style:style>
    <style:style style:name="P7" style:family="paragraph" style:parent-style-name="Standard">
      <style:text-properties officeooo:rsid="001a09f7" officeooo:paragraph-rsid="001a09f7"/>
    </style:style>
    <style:style style:name="P8" style:family="paragraph" style:parent-style-name="Standard">
      <style:text-properties officeooo:rsid="001c350b" officeooo:paragraph-rsid="001c350b"/>
    </style:style>
    <style:style style:name="P9" style:family="paragraph" style:parent-style-name="Standard">
      <style:text-properties officeooo:rsid="001dc8ce" officeooo:paragraph-rsid="001dc8ce"/>
    </style:style>
    <style:style style:name="P10" style:family="paragraph" style:parent-style-name="Standard">
      <style:text-properties officeooo:rsid="001e6961" officeooo:paragraph-rsid="001e6961"/>
    </style:style>
    <style:style style:name="P11" style:family="paragraph" style:parent-style-name="Standard">
      <style:text-properties fo:font-weight="bold" officeooo:rsid="001e9ba8" officeooo:paragraph-rsid="001e9ba8" style:font-weight-asian="bold" style:font-weight-complex="bold"/>
    </style:style>
    <style:style style:name="P12" style:family="paragraph" style:parent-style-name="Standard">
      <style:text-properties fo:font-weight="bold" officeooo:rsid="0020451f" officeooo:paragraph-rsid="0020451f" style:font-weight-asian="bold" style:font-weight-complex="bold"/>
    </style:style>
    <style:style style:name="P13" style:family="paragraph" style:parent-style-name="Standard">
      <style:text-properties fo:font-weight="bold" officeooo:rsid="0032050b" officeooo:paragraph-rsid="0032050b" style:font-weight-asian="bold" style:font-weight-complex="bold"/>
    </style:style>
    <style:style style:name="P14" style:family="paragraph" style:parent-style-name="Standard">
      <style:text-properties fo:font-weight="bold" officeooo:rsid="0033544b" officeooo:paragraph-rsid="0033544b" style:font-weight-asian="bold" style:font-weight-complex="bold"/>
    </style:style>
    <style:style style:name="P15" style:family="paragraph" style:parent-style-name="Standard">
      <style:text-properties fo:font-weight="bold" officeooo:rsid="00346118" officeooo:paragraph-rsid="00346118" style:font-weight-asian="bold" style:font-weight-complex="bold"/>
    </style:style>
    <style:style style:name="P16" style:family="paragraph" style:parent-style-name="Standard">
      <style:text-properties fo:font-weight="bold" officeooo:rsid="00377dd2" officeooo:paragraph-rsid="00377dd2" style:font-weight-asian="bold" style:font-weight-complex="bold"/>
    </style:style>
    <style:style style:name="P17" style:family="paragraph" style:parent-style-name="Standard">
      <style:text-properties fo:font-weight="bold" officeooo:rsid="0037b943" officeooo:paragraph-rsid="0037b943" style:font-weight-asian="bold" style:font-weight-complex="bold"/>
    </style:style>
    <style:style style:name="P18" style:family="paragraph" style:parent-style-name="Standard">
      <style:text-properties fo:font-weight="normal" officeooo:rsid="0020451f" officeooo:paragraph-rsid="0020451f" style:font-weight-asian="normal" style:font-weight-complex="normal"/>
    </style:style>
    <style:style style:name="P19" style:family="paragraph" style:parent-style-name="Standard">
      <style:text-properties fo:font-weight="normal" officeooo:rsid="00215e33" officeooo:paragraph-rsid="00215e33" style:font-weight-asian="normal" style:font-weight-complex="normal"/>
    </style:style>
    <style:style style:name="P20" style:family="paragraph" style:parent-style-name="Standard">
      <style:text-properties fo:font-weight="normal" officeooo:rsid="0024a3d0" officeooo:paragraph-rsid="0024a3d0" style:font-weight-asian="normal" style:font-weight-complex="normal"/>
    </style:style>
    <style:style style:name="P21" style:family="paragraph" style:parent-style-name="Standard">
      <style:text-properties fo:font-weight="normal" officeooo:rsid="00267c52" officeooo:paragraph-rsid="00267c52" style:font-weight-asian="normal" style:font-weight-complex="normal"/>
    </style:style>
    <style:style style:name="P22" style:family="paragraph" style:parent-style-name="Standard">
      <style:text-properties fo:font-weight="normal" officeooo:rsid="0029da54" officeooo:paragraph-rsid="0029da54" style:font-weight-asian="normal" style:font-weight-complex="normal"/>
    </style:style>
    <style:style style:name="P23" style:family="paragraph" style:parent-style-name="Standard">
      <style:text-properties fo:font-weight="normal" officeooo:rsid="002b67a3" officeooo:paragraph-rsid="002b67a3" style:font-weight-asian="normal" style:font-weight-complex="normal"/>
    </style:style>
    <style:style style:name="P24" style:family="paragraph" style:parent-style-name="Standard">
      <style:text-properties fo:font-weight="normal" officeooo:rsid="002b67a3" officeooo:paragraph-rsid="002daf48" style:font-weight-asian="normal" style:font-weight-complex="normal"/>
    </style:style>
    <style:style style:name="P25" style:family="paragraph" style:parent-style-name="Standard">
      <style:text-properties fo:font-weight="normal" officeooo:rsid="002bdd62" officeooo:paragraph-rsid="002bdd62" style:font-weight-asian="normal" style:font-weight-complex="normal"/>
    </style:style>
    <style:style style:name="P26" style:family="paragraph" style:parent-style-name="Standard">
      <style:text-properties fo:font-weight="normal" officeooo:rsid="002cd8e6" officeooo:paragraph-rsid="002cd8e6" style:font-weight-asian="normal" style:font-weight-complex="normal"/>
    </style:style>
    <style:style style:name="P27" style:family="paragraph" style:parent-style-name="Standard">
      <style:text-properties fo:font-weight="normal" officeooo:rsid="002ee25f" officeooo:paragraph-rsid="002ee25f" style:font-weight-asian="normal" style:font-weight-complex="normal"/>
    </style:style>
    <style:style style:name="P28" style:family="paragraph" style:parent-style-name="Standard">
      <style:text-properties fo:font-weight="normal" officeooo:rsid="00300eeb" officeooo:paragraph-rsid="00300eeb" style:font-weight-asian="normal" style:font-weight-complex="normal"/>
    </style:style>
    <style:style style:name="P29" style:family="paragraph" style:parent-style-name="Standard">
      <style:text-properties fo:font-weight="normal" officeooo:rsid="0031d7e1" officeooo:paragraph-rsid="0031d7e1" style:font-weight-asian="normal" style:font-weight-complex="normal"/>
    </style:style>
    <style:style style:name="T1" style:family="text">
      <style:text-properties officeooo:rsid="000f147f"/>
    </style:style>
    <style:style style:name="T2" style:family="text">
      <style:text-properties officeooo:rsid="0012b199"/>
    </style:style>
    <style:style style:name="T3" style:family="text">
      <style:text-properties officeooo:rsid="0016b30a"/>
    </style:style>
    <style:style style:name="T4" style:family="text">
      <style:text-properties officeooo:rsid="001a3bf3"/>
    </style:style>
    <style:style style:name="T5" style:family="text">
      <style:text-properties officeooo:rsid="00253f43"/>
    </style:style>
    <style:style style:name="T6" style:family="text">
      <style:text-properties officeooo:rsid="00265f2e"/>
    </style:style>
    <style:style style:name="T7" style:family="text">
      <style:text-properties officeooo:rsid="00274371"/>
    </style:style>
    <style:style style:name="T8" style:family="text">
      <style:text-properties officeooo:rsid="0028a100"/>
    </style:style>
    <style:style style:name="T9" style:family="text">
      <style:text-properties officeooo:rsid="0029da5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58756" style:font-weight-asian="normal" style:font-weight-complex="normal"/>
    </style:style>
    <style:style style:name="T12" style:family="text">
      <style:text-properties fo:font-weight="normal" officeooo:rsid="0035f752" style:font-weight-asian="normal" style:font-weight-complex="normal"/>
    </style:style>
    <style:style style:name="T13" style:family="text">
      <style:text-properties fo:font-weight="normal" officeooo:rsid="00394810" style:font-weight-asian="normal" style:font-weight-complex="normal"/>
    </style:style>
    <style:style style:name="T14" style:family="text">
      <style:text-properties officeooo:rsid="002bdd62"/>
    </style:style>
    <style:style style:name="T15" style:family="text">
      <style:text-properties officeooo:rsid="002c70de"/>
    </style:style>
    <style:style style:name="T16" style:family="text">
      <style:text-properties officeooo:rsid="002daf48"/>
    </style:style>
    <style:style style:name="T17" style:family="text">
      <style:text-properties officeooo:rsid="00313d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гнал – изменение некоторой физической величины <text:span text:style-name="T1">в зависимости от определённого параметра, область определения в ЦОСе может представлена либо в качестве времени, либо в качестве частоты.</text:span></text:p>
      <text:p text:style-name="P2">Аналоговый сигнал – <text:span text:style-name="T2">описывается непрерывной функцией.</text:span></text:p>
      <text:p text:style-name="P3">Дискретные по времени сигналы <text:line-break/>x(nT)</text:p>
      <text:p text:style-name="P4">Сигналы бывают дискретными по уровню <text:span text:style-name="T3">(сама функция x меняется дискретно)</text:span> и по <text:span text:style-name="T3">времени</text:span>.</text:p>
      <text:p text:style-name="P5">Цифровой сигнал – и область значений, и область определений меняется дискретно.</text:p>
      <text:p text:style-name="P6">При обработке сигналов выделяют две группы задач: анализ и синтез. Задачей анализа является выделение небольшой группы значимых параметров, который достаточно полно описывают сигнал.</text:p>
      <text:p text:style-name="P6">Синтез – восстановление сигнала по совокупности, описывающей его параметры.</text:p>
      <text:p text:style-name="P7">В ЦОС выделяют набор аналоговых и цифровых сигналов, <text:span text:style-name="T4">которые и используются в задачах синтеза. </text:span></text:p>
      <text:p text:style-name="P8">Единичный импульс (Дельта функция – функция Дирака)</text:p>
      <text:p text:style-name="P8">Единичный скачок (Ступенчатый сигнал)</text:p>
      <text:p text:style-name="P9">x[n]={1, n&gt;=0; 0, n&lt;0}</text:p>
      <text:p text:style-name="P10">Выделяют операции, которые выполняется над сигналами.</text:p>
      <text:p text:style-name="P10"/>
      <text:p text:style-name="P11">Свёртка</text:p>
      <text:p text:style-name="P12"/>
      <text:p text:style-name="P12">16.10.2023</text:p>
      <text:p text:style-name="P18">Одной из задач, часто возникающих на практике, является создание фильтров, пропускающих сигналы в определённой полосе частот.</text:p>
      <text:p text:style-name="P18">Выделяют четыре типа фильтров:</text:p>
      <text:p text:style-name="P18">1. Фильтры нижних частот.</text:p>
      <text:p text:style-name="P19">2. Фильтры высоких частот.</text:p>
      <text:p text:style-name="P19">3. Полосовые фильтры.</text:p>
      <text:p text:style-name="P19">4. Режекторные фильтры.</text:p>
      <text:p text:style-name="P20">При построении фильтров изначально строятся прототипы, <text:span text:style-name="T5">а далее происходит преобразование в нужный нам фильт</text:span><text:span text:style-name="T6">р</text:span><text:span text:style-name="T5">.</text:span></text:p>
      <text:p text:style-name="P20">Прототип – ФНЧ с частотой среза 1 рад/c.</text:p>
      <text:p text:style-name="P21">Разновидности фильтров прототипов:</text:p>
      <text:p text:style-name="P21">1. Фильтр Баттерворта. <text:span text:style-name="T7">Для любого фильтра можно построить несколько функциональных зависимостей. Основными явялются АЧХ </text:span><text:span text:style-name="T8">и ФЧХ.</text:span></text:p>
      <text:p text:style-name="P22">K(\omega)=1/(\sqrt{(1+(\omega/\omega_0)^{2n})</text:p>
      <text:p text:style-name="P23">2. Фильтр Чебышева первого рода.</text:p>
      <text:p text:style-name="P23">K(\omega)=1/<text:span text:style-name="T9">(\sqrt{(1+</text:span>\epsilon^2 T_n^2 <text:span text:style-name="T9">(\omega/\omega_0)</text:span><text:span text:style-name="T14">}</text:span><text:span text:style-name="T9">)</text:span></text:p>
      <text:p text:style-name="P25">\epsilon – <text:span text:style-name="T15">коэффициент пульсации в полосе пропускания.</text:span></text:p>
      <text:p text:style-name="P26">3. Фильтр Чебышева второго рода – обратный фильтру первого рода.</text:p>
      <text:p text:style-name="P24">K(\omega)=1/<text:span text:style-name="T9">(\sqrt{(1+</text:span><text:span text:style-name="T16">\frac{</text:span>\epsilon^2<text:span text:style-name="T16">}{</text:span> T_n^2 <text:span text:style-name="T9">(\omega/\omega_0)</text:span><text:span text:style-name="T14">}</text:span><text:span text:style-name="T16">}</text:span><text:span text:style-name="T9">)</text:span></text:p>
      <text:p text:style-name="P27">\epsilon – коэффициент пульсаций в полосе задержания.</text:p>
      <text:p text:style-name="P28">4. Эллиптический фильтр <text:span text:style-name="T17">(фильтр Кауэра).</text:span></text:p>
      <text:p text:style-name="P29">5. Фильтр Бесселя.</text:p>
      <text:p text:style-name="P13">Ряд Фурье</text:p>
      <text:p text:style-name="P14">Преобразование Фурье</text:p>
      <text:p text:style-name="P15">ПФ <text:span text:style-name="T10">является инструментом спектрального анализа непереодических сигналов. </text:span><text:span text:style-name="T11">ПФ позволяет перевести сигнал из временной области в частотную. Выделяют прямое преобразование Фурье. </text:span><text:span text:style-name="T12">Для преобразования из частотной области в прямую производится обратное преобразование Фурье.</text:span></text:p>
      <text:p text:style-name="P16"><text:span text:style-name="T12">С</text:span><text:span text:style-name="T10">пектральная функция сигнала s(t).</text:span></text:p>
      <text:p text:style-name="P17"><text:soft-page-break/><text:span text:style-name="T10">При анализе амплитудного спектра вводится понятие эффективная ширина спектра. Посколько спектр имеет лепестковый характер, то эффективная ширина определяется шириной главного лепестка 2\pi/\tau. </text:span><text:span text:style-name="T13">Чем короче сигнал, тем шире его спектр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2:11:30.388155426</meta:creation-date>
    <meta:generator>LibreOffice/7.3.7.2$Linux_X86_64 LibreOffice_project/30$Build-2</meta:generator>
    <dc:date>2023-10-16T13:40:26.660624150</dc:date>
    <meta:editing-duration>PT1H37M23S</meta:editing-duration>
    <meta:editing-cycles>39</meta:editing-cycles>
    <meta:document-statistic meta:table-count="0" meta:image-count="0" meta:object-count="0" meta:page-count="2" meta:paragraph-count="38" meta:word-count="307" meta:character-count="2526" meta:non-whitespace-character-count="2246"/>
  </office:meta>
</office:document-meta>
</file>